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8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4146in" fo:break-before="auto" style:use-optimal-row-height="tru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1654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number-columns-repeated="1024" table:default-cell-style-name="ce2"/>
        <table:table-row table:style-name="ro2">
          <table:table-cell table:style-name="ce1" office:value-type="string">
            <text:p>Установка приложения</text:p>
          </table:table-cell>
          <table:table-cell table:number-columns-repeated="1023"/>
        </table:table-row>
        <table:table-row table:style-name="ro2">
          <table:table-cell office:value-type="string">
            <text:p>Проверка установки приложения на устройство</text:p>
          </table:table-cell>
          <table:table-cell table:number-columns-repeated="1023"/>
        </table:table-row>
        <table:table-row table:style-name="ro2">
          <table:table-cell office:value-type="string">
            <text:p>Проверка удаления приложения</text:p>
          </table:table-cell>
          <table:table-cell table:number-columns-repeated="1023"/>
        </table:table-row>
        <table:table-row table:style-name="ro2">
          <table:table-cell office:value-type="string">
            <text:p>Запуск приложения</text:p>
          </table:table-cell>
          <table:table-cell table:number-columns-repeated="1023"/>
        </table:table-row>
        <table:table-row table:style-name="ro2">
          <table:table-cell office:value-type="string">
            <text:p>Прверка обновления приложения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аботоспособность основного функционала приложения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Авторизация (по номеру телефона/через соц. сети/e-mail)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егистрация (по номеру телефона/через соц. сети/e-mail)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едактирование данных в профиле пользователя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Валидация обязательных полей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Функции на устройствах</text:p>
          </table:table-cell>
          <table:table-cell table:number-columns-repeated="1023"/>
        </table:table-row>
        <table:table-row table:style-name="ro2">
          <table:table-cell office:value-type="string">
            <text:p>Проверка отображения в портретной/ландшафтной ориентации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Навигация между разделами приложения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оверка оплаты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Тестирование PUSH уведомлений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орректное отображение гео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азличные способы оплаты (Google Pay, Apple Pay) </text:p>
          </table:table-cell>
          <table:table-cell table:number-columns-repeated="1023"/>
        </table:table-row>
        <table:table-row table:style-name="ro2">
          <table:table-cell office:value-type="string">
            <text:p>Проверка голосового ввода (если поддерживается)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Графические элементы</text:p>
          </table:table-cell>
          <table:table-cell table:number-columns-repeated="1023"/>
        </table:table-row>
        <table:table-row table:style-name="ro2">
          <table:table-cell office:value-type="string">
            <text:p>Размер элемента позволяет пользователю попасть по нему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абота с файлами (отправка/получение/просмотр)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Тестирование фильтров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Темная/светлая темы </text:p>
          </table:table-cell>
          <table:table-cell table:number-columns-repeated="1023"/>
        </table:table-row>
        <table:table-row table:style-name="ro2">
          <table:table-cell office:value-type="string">
            <text:p>Проверка скорости отклика элемента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Тексты зашиты внутри приложения и пользователь в настройках приложения может выставить необходимый язык 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Корректное отображение форматов дат (ГОД — МЕСЯЦ — ДЕНЬ или ДЕНЬ — МЕСЯЦ — ГОД.)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орректное отображение времени в зависимости от часового пояса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Тексты зависят от языка в системных настройках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Все элементы в приложении переведены на соответствующий язык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орректное отображение элементов на устройствах с различными разрешениями экранов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орректный возврат на предыдущий экран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Ссылки на документы ведут на соответствующий раздел на сайте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Корректные заголовки экранов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еклама в приложении 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Ре<text:span text:style-name="T1">акция приложения на внешние прерывания</text:span></text:p>
          </table:table-cell>
          <table:table-cell table:number-columns-repeated="1023"/>
        </table:table-row>
        <table:table-row table:style-name="ro5">
          <table:table-cell office:value-type="string">
            <text:p>Проверка реагирования приложения на входящие и исходящие вызовы</text:p>
          </table:table-cell>
          <table:table-cell table:number-columns-repeated="1023"/>
        </table:table-row>
        <table:table-row table:style-name="ro6">
          <table:table-cell office:value-type="string">
            <text:p>Проверка реагирования приложения на зарядку устройства</text:p>
          </table:table-cell>
          <table:table-cell table:number-columns-repeated="1023"/>
        </table:table-row>
        <table:table-row table:style-name="ro7">
          <table:table-cell office:value-type="string">
            <text:p>Проверка реагирования приложения на блокировку/разблокировку устройства</text:p>
          </table:table-cell>
          <table:table-cell table:number-columns-repeated="1023"/>
        </table:table-row>
        <table:table-row table:style-name="ro6">
          <table:table-cell office:value-type="string">
            <text:p>Проверка реагирования приложения на подключение/отключение Wi-fi</text:p>
          </table:table-cell>
          <table:table-cell table:number-columns-repeated="1023"/>
        </table:table-row>
        <table:table-row table:style-name="ro2">
          <table:table-cell office:value-type="string">
            <text:p>Проверка реагирования приложения на подключение/отключениe r 3G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Работа приложения в фоне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одключение внешних устройств (карта памяти/наушники и т.д.) 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Обратная связь с пользователем</text:p>
          </table:table-cell>
          <table:table-cell table:number-columns-repeated="1023"/>
        </table:table-row>
        <table:table-row table:style-name="ro2">
          <table:table-cell office:value-type="string">
            <text:p>Проверка реагирования кнопок на нажатие</text:p>
          </table:table-cell>
          <table:table-cell table:number-columns-repeated="1023"/>
        </table:table-row>
        <table:table-row table:style-name="ro2">
          <table:table-cell office:value-type="string">
            <text:p>Проверка сообщения при загрузке контента</text:p>
          </table:table-cell>
          <table:table-cell table:number-columns-repeated="1023"/>
        </table:table-row>
        <table:table-row table:style-name="ro2">
          <table:table-cell office:value-type="string">
            <text:p>Проверка работы с гарнитурой</text:p>
          </table:table-cell>
          <table:table-cell table:number-columns-repeated="1023"/>
        </table:table-row>
        <table:table-row table:style-name="ro2">
          <table:table-cell office:value-type="string">
            <text:p>Проверка валидации полей в форме</text:p>
          </table:table-cell>
          <table:table-cell table:number-columns-repeated="1023"/>
        </table:table-row>
        <table:table-row table:style-name="ro2">
          <table:table-cell office:value-type="string">
            <text:p>При удалении документа пользователь предупреждается о последствиях</text:p>
          </table:table-cell>
          <table:table-cell table:number-columns-repeated="1023"/>
        </table:table-row>
        <table:table-row table:style-name="ro2">
          <table:table-cell office:value-type="string">
            <text:p>Проверка работы в фоновом режиме</text:p>
          </table:table-cell>
          <table:table-cell table:number-columns-repeated="1023"/>
        </table:table-row>
        <table:table-row table:style-name="ro2">
          <table:table-cell office:value-type="string">
            <text:p>Проверка реагирования приложения нв выключение звука устройства</text:p>
          </table:table-cell>
          <table:table-cell table:number-columns-repeated="1023"/>
        </table:table-row>
        <table:table-row table:style-name="ro2">
          <table:table-cell office:value-type="string">
            <text:p>Наличие пункта меню “Справка”</text:p>
          </table:table-cell>
          <table:table-cell table:number-columns-repeated="1023"/>
        </table:table-row>
        <table:table-row table:style-name="ro2">
          <table:table-cell office:value-type="string">
            <text:p>Проверка видимости курсора</text:p>
          </table:table-cell>
          <table:table-cell table:number-columns-repeated="1023"/>
        </table:table-row>
        <table:table-row table:style-name="ro2">
          <table:table-cell office:value-type="string">
            <text:p>Проверка реагирования приложения на режим полета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Тестирование разрешений (доступ к камере/микрофону/галерее/и т.д.)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Данные пользователя (пароли) не передаются в открытом виде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 table:visibility="collapse" table:number-rows-repeated="4">
          <table:table-cell table:number-columns-repeated="1024"/>
        </table:table-row>
        <table:table-row table:style-name="ro2">
          <table:table-cell office:value-type="string">
            <text:p>IOS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оверка возможности перехватить <text:s/>входящие или исходящие данные.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оверка безопасности передачи данных  между приложениями по Wi-Fi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оверка работы функции при установленных ограничениях в настройках 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Проверка работы функции при различных параметрах и настройках Apple ID </text:p>
          </table:table-cell>
          <table:table-cell table:number-columns-repeated="102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0">08/30/2021</text:date>, <text:time>18:27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22:05:16.67</meta:creation-date>
    <dc:date>2021-08-30T18:27:53.66</dc:date>
    <meta:editing-duration>PT2H4M49S</meta:editing-duration>
    <meta:editing-cycles>2</meta:editing-cycles>
    <meta:generator>OpenOffice/4.1.10$Win32 OpenOffice.org_project/4110m2$Build-9807</meta:generator>
    <meta:document-statistic meta:table-count="3" meta:cell-count="60" meta:object-count="0"/>
  </office:meta>
</office:document-meta>
</file>